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Lucida Grande', sans-serif"/>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Preformatted_20_Text">
      <style:text-properties fo:language="en" fo:country="US"/>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paragraph-properties fo:text-align="justify" style:justify-single-word="false"/>
    </style:style>
    <style:style style:name="P12" style:family="paragraph" style:parent-style-name="Text_20_body" style:list-style-name="L6">
      <style:paragraph-properties fo:text-align="justify" style:justify-single-word="false"/>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list-style-name="L1">
      <style:paragraph-properties fo:text-align="justify" style:justify-single-word="false"/>
      <style:text-properties fo:language="en" fo:country="US"/>
    </style:style>
    <style:style style:name="P15" style:family="paragraph" style:parent-style-name="Text_20_body">
      <style:paragraph-properties fo:text-align="justify" style:justify-single-word="false"/>
      <style:text-properties style:font-name="Courier New"/>
    </style:style>
    <style:style style:name="P16" style:family="paragraph" style:parent-style-name="Text_20_body" style:list-style-name="L6">
      <style:paragraph-properties fo:margin-left="0cm" fo:margin-right="0cm" fo:text-align="justify" style:justify-single-word="false" fo:text-indent="-0.635cm" style:auto-text-indent="false"/>
    </style:style>
    <style:style style:name="P17" style:family="paragraph" style:parent-style-name="Standard">
      <style:text-properties style:font-name="Courier New"/>
    </style:style>
    <style:style style:name="P18" style:family="paragraph" style:parent-style-name="Heading_20_1">
      <style:paragraph-properties fo:text-align="justify" style:justify-single-word="false"/>
      <style:text-properties fo:language="en" fo:country="US"/>
    </style:style>
    <style:style style:name="P19" style:family="paragraph" style:parent-style-name="Heading_20_3">
      <style:text-properties fo:language="en" fo:country="US"/>
    </style:style>
    <style:style style:name="P20" style:family="paragraph" style:parent-style-name="Heading_20_3">
      <style:paragraph-properties fo:text-align="justify" style:justify-single-word="false"/>
      <style:text-properties fo:language="en" fo:country="US"/>
    </style:style>
    <style:style style:name="P21" style:family="paragraph" style:parent-style-name="Heading_20_3">
      <style:paragraph-properties fo:text-align="justify" style:justify-single-word="false"/>
    </style:style>
    <style:style style:name="P22" style:family="paragraph" style:parent-style-name="Preformatted_20_Text">
      <style:text-properties fo:language="en" fo:country="US"/>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fo:language="en" fo:country="US"/>
    </style:style>
    <style:style style:name="T4" style:family="text">
      <style:text-properties style:font-name="Courier New"/>
    </style:style>
    <style:style style:name="T5" style:family="text">
      <style:text-properties style:font-name="Courier New" fo:language="en" fo:country="US"/>
    </style:style>
    <style:style style:name="T6" style:family="text">
      <style:text-properties fo:font-variant="normal" fo:text-transform="none" fo:color="#000000" style:font-name="Arial" fo:font-size="12pt" fo:letter-spacing="normal" fo:font-style="normal" fo:font-weight="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EP 71 : numderivative</text:h>
      <text:p text:style-name="P3"/>
      <text:p text:style-name="P5"/>
      <text:p text:style-name="P5">Version: 1.0</text:p>
      <text:p text:style-name="P5">Author: Michael Baudin</text:p>
      <text:p text:style-name="P5">Review: </text:p>
      <text:p text:style-name="P5">Commented: </text:p>
      <text:p text:style-name="P5">State: Draft</text:p>
      <text:p text:style-name="P5">Scilab-Version: 5.4.0</text:p>
      <text:p text:style-name="P5">Created: 2011-10-05</text:p>
      <text:p text:style-name="P3"/>
      <text:p text:style-name="P5"/>
      <text:h text:style-name="P20" text:outline-level="3">Abstract</text:h>
      <text:p text:style-name="P5">We create a new function “numderivative”, which makes both “<text:span text:style-name="T4">derivative</text:span>” and “<text:span text:style-name="T4">numdiff</text:span>” obsolete. The objective is to remove the duplicate between “<text:span text:style-name="T4">derivative</text:span>” and “<text:span text:style-name="T4">numdiff</text:span>”. The main problem is that “<text:span text:style-name="T4">derivative</text:span>” has a poor design in the sense that the management of the optional input arguments is not correctly done. Another problem is the strategy chosen for the optimal h, which must be changed.</text:p>
      <text:p text:style-name="P5"/>
      <text:p text:style-name="P5">The new function is:</text:p>
      <text:p text:style-name="P5"/>
      <text:p text:style-name="P6"/>
      <text:p text:style-name="P6"><text:s text:c="6"/>J = numderivative(f,x)</text:p>
      <text:p text:style-name="P6"><text:s text:c="6"/>J = numderivative(f,x,h)</text:p>
      <text:p text:style-name="P6"><text:s text:c="6"/>J = numderivative(f,x,h,order)</text:p>
      <text:p text:style-name="P6"><text:s text:c="6"/>J = numderivative(f,x,h,order,H_form)</text:p>
      <text:p text:style-name="P6"><text:s text:c="6"/>J = numderivative(f,x,h,order,H_form,Q)</text:p>
      <text:p text:style-name="P6"><text:s text:c="6"/>[J,H] = numderivative(...)</text:p>
      <text:p text:style-name="P6"/>
      <text:p text:style-name="P5"/>
      <text:h text:style-name="P20" text:outline-level="3">Rationale</text:h>
      <text:p text:style-name="P13"/>
      <text:p text:style-name="P13">There are currently several bug reports which are known for “<text:span text:style-name="T4">derivative</text:span>” and “<text:span text:style-name="T4">numdiff</text:span>”. Here is a list:</text:p>
      <text:p text:style-name="P13"/>
      <text:list xml:id="list37202073" text:style-name="L3">
        <text:list-item>
          <text:p text:style-name="P9"><text:span text:style-name="T3">http://bugzilla.scilab.org/show_bug.cgi?id=4083: The "numdiff" primitive and the "derivative" primitives both compute the numerical derivatives of a given function.</text:span></text:p>
        </text:list-item>
        <text:list-item>
          <text:p text:style-name="P9"><text:span text:style-name="T3">http://bugzilla.scilab.org/show_bug.cgi?id=5694: numdiff() help page is obscur.</text:span></text:p>
        </text:list-item>
        <text:list-item>
          <text:p text:style-name="P9"><text:span text:style-name="T3">http://bugzilla.scilab.org/show_bug.cgi?id=7104: The derivative function does not protect against conflicts between user-defined functions and developper-defined variables.</text:span></text:p>
        </text:list-item>
        <text:list-item>
          <text:p text:style-name="P9"><text:span text:style-name="T3">http://bugzilla.scilab.org/show_bug.cgi?id=6245: Add the ability to pass a vector for h in the function 'derivative'</text:span></text:p>
        </text:list-item>
        <text:list-item>
          <text:p text:style-name="P9"><text:span text:style-name="T3">http://bugzilla.scilab.org/show_bug.cgi?id=7104: The derivative function does not protect against conflicts between user-defined</text:span></text:p>
        </text:list-item>
        <text:list-item>
          <text:p text:style-name="P9"><text:span text:style-name="T3">http://bugzilla.scilab.org/show_bug.cgi?id=10064: The optimum step h in derivative for </text:span><text:soft-page-break/><text:span text:style-name="T3">order=4 is wrong.</text:span></text:p>
        </text:list-item>
      </text:list>
      <text:p text:style-name="P13">The most important problem is that the two functions “<text:span text:style-name="T4">derivative</text:span>” and “<text:span text:style-name="T4">numdiff</text:span>” are duplicate. This was mentioned in the bug report # 4083. So one of them must be removed. The problem is : which one to remove? </text:p>
      <text:p text:style-name="P13"/>
      <text:p text:style-name="P13">Both functions have unique features:</text:p>
      <text:list xml:id="list37244257" text:style-name="L4">
        <text:list-item>
          <text:p text:style-name="P10"><text:span text:style-name="T5">numdiff</text:span> can manage a vector h, but <text:span text:style-name="T4">derivative</text:span> cannot (only a scalar h is possible).</text:p>
        </text:list-item>
        <text:list-item>
          <text:p text:style-name="P10"><text:span text:style-name="T5">numdiff</text:span> has a near optimal step when h is large, but <text:span text:style-name="T4">derivative</text:span> has a poor step.</text:p>
        </text:list-item>
        <text:list-item>
          <text:p text:style-name="P10"><text:span text:style-name="T4">derivative</text:span> can compute Hessian, but <text:span text:style-name="T5">numdiff</text:span> cannot.</text:p>
        </text:list-item>
        <text:list-item>
          <text:p text:style-name="P10"><text:span text:style-name="T4">derivative</text:span> can manage order 1, 2 and 4, but <text:span text:style-name="T5">numdiff</text:span> cannot.</text:p>
        </text:list-item>
      </text:list>
      <text:p text:style-name="P1">There are also features which neither <text:span text:style-name="T4">derivative</text:span>, nor <text:span text:style-name="T5">numdiff</text:span> have :</text:p>
      <text:list xml:id="list37248453" text:style-name="L5">
        <text:list-item>
          <text:p text:style-name="P11">the step h is poorly chosen both in derivative and <text:span text:style-name="T5">numdiff</text:span>.</text:p>
        </text:list-item>
        <text:list-item>
          <text:p text:style-name="P11">The argument checking is poor in both functions.</text:p>
        </text:list-item>
      </text:list>
      <text:p text:style-name="P1"/>
      <text:p text:style-name="P1">Because <text:span text:style-name="T4">derivative</text:span> can compute the Hessian and has 3 orders of accuracy, we chose the <text:span text:style-name="T4">derivative</text:span> function.</text:p>
      <text:p text:style-name="P1"/>
      <text:p text:style-name="P1">There are two main problems with the current implementation of the <text:span text:style-name="T4">derivative</text:span> function.</text:p>
      <text:list xml:id="list37400419" text:style-name="L6">
        <text:list-item>
          <text:p text:style-name="P12">The strategy for the differenciation step must be changed. This topic is analyzed in the next section. </text:p>
        </text:list-item>
        <text:list-item>
          <text:p text:style-name="P12">The key=value syntax for the management of the input arguments in <text:span text:style-name="T4">derivative</text:span> was a bad idea, because it may lead to unexpected bugs.</text:p>
        </text:list-item>
      </text:list>
      <text:p text:style-name="P1">Moreover, in order to avoid to introduce backward compatibility issues, it is clearer to introduce a new function. This is why we suggest to create the numderivative function, which has the same calling sequence as derivative, but with two main differences :</text:p>
      <text:list xml:id="list37448717" text:continue-numbering="true" text:style-name="L6">
        <text:list-item>
          <text:p text:style-name="P12">The strategy for the differenciation step is often better (although it can fail in some situations). </text:p>
        </text:list-item>
        <text:list-item>
          <text:p text:style-name="P12">The management of optional input arguments is based on the empty matrix [], instead of the key=value syntax.</text:p>
          <text:p text:style-name="P16"/>
          <text:p text:style-name="P16"><text:s/></text:p>
        </text:list-item>
      </text:list>
      <text:h text:style-name="Heading_20_3" text:outline-level="3">Choice of the differenciation step</text:h>
      <text:p text:style-name="P1"/>
      <text:p text:style-name="P1">Now, we know that the strategy which has been chosen for the optimal step h in <text:span text:style-name="T4">derivative</text:span> is poor in some cases. Consider the following script, which checks the number of accurate digits with three functions.</text:p>
      <text:p text:style-name="P1"/>
      <text:p text:style-name="P15">function y = myfunction10 (x)</text:p>
      <text:p text:style-name="P15"><text:s text:c="2"/>y=x^3</text:p>
      <text:p text:style-name="P15"><text:soft-page-break/>endfunction</text:p>
      <text:p text:style-name="P15">function y = g10 (x)</text:p>
      <text:p text:style-name="P15"><text:s text:c="2"/>y=3*x^2</text:p>
      <text:p text:style-name="P15">endfunction</text:p>
      <text:p text:style-name="P15">for x = [10^-100 10^-32 10^32 10^100 1]</text:p>
      <text:p text:style-name="P15"><text:s text:c="2"/>exact = g10 (x);</text:p>
      <text:p text:style-name="P15"><text:s text:c="2"/>g1 = numdiff(myfunction10, x);</text:p>
      <text:p text:style-name="P15"><text:s text:c="2"/>g2 = derivative(myfunction10, x);</text:p>
      <text:p text:style-name="P15"><text:s text:c="2"/>g3 = numderivative(myfunction10, x);</text:p>
      <text:p text:style-name="P15"><text:s text:c="2"/>d1 = assert_computedigits ( g1, exact );</text:p>
      <text:p text:style-name="P15"><text:s text:c="2"/>d2 = assert_computedigits ( g2, exact );</text:p>
      <text:p text:style-name="P15"><text:s text:c="2"/>d3 = assert_computedigits ( g3, exact );</text:p>
      <text:p text:style-name="P15"><text:s text:c="2"/>mprintf("x=%s, numdiff=%d, derivative=%d, numderivative=%d\n",string(x),d1,d2,d3);</text:p>
      <text:p text:style-name="P15">end</text:p>
      <text:p text:style-name="P1"/>
      <text:p text:style-name="P1">The previous script produces :</text:p>
      <text:p text:style-name="P1"/>
      <text:p text:style-name="P15">x=1.00D-100, numdiff=0, derivative=0, <text:s/>numderivative=11</text:p>
      <text:p text:style-name="P15">x=1.000D-32, numdiff=0, derivative=0, <text:s/>numderivative=10</text:p>
      <text:p text:style-name="P15">x=1.000D+32, numdiff=5, derivative=0, <text:s/>numderivative=11</text:p>
      <text:p text:style-name="P15">x=1.00D+100, numdiff=5, derivative=0, <text:s/>numderivative=10</text:p>
      <text:p text:style-name="P15">x=1, <text:s text:c="8"/>numdiff=7, derivative=11, numderivative=11</text:p>
      <text:list xml:id="list37446641" text:continue-list="list37248453" text:style-name="L5">
        <text:list-header>
          <text:p text:style-name="P11"/>
        </text:list-header>
      </text:list>
      <text:p text:style-name="P13"/>
      <text:p text:style-name="P13">This shows that the strategy chosen by <text:span text:style-name="T4">numdiff</text:span> is poor when x is small, while the strategy chosen by <text:span text:style-name="T4">derivative</text:span> is poor whenever x is non unity. In this case, the strategy chosen by numderivative is correct. </text:p>
      <text:p text:style-name="P13"/>
      <text:p text:style-name="P13">The strategy that we have chosen in <text:span text:style-name="T4">numderivative</text:span> is classical in numerical optimization. For example, it is used in the Minpack library:</text:p>
      <text:p text:style-name="P13"/>
      <text:p text:style-name="P13">User Guide for MINPACK-1, J. J. Moré, B. S. Garbow, and K. E. Hillstrom, Argonne National Laboratory Report ANL-80-74, Argonne, Ill., 1980. </text:p>
      <text:p text:style-name="P13"/>
      <text:p text:style-name="P13">First we compute a near-optimal step <text:span text:style-name="T4">hdefault </text:span>depending on the order of the formula and the Jacobian or Hessian matrix to be computed. Then we scale this step depending on the absolute magnitude of x. Finally, for components of x which are zero, we set the step to its default value. This is expressed with the Scilab statements:</text:p>
      <text:p text:style-name="P13"><text:soft-page-break/></text:p>
      <text:p text:style-name="P17"><text:s text:c="4"/>h = hdefault * abs(x)</text:p>
      <text:p text:style-name="P17"><text:span text:style-name="T3"><text:s text:c="4"/>h(x==0) = hdefault</text:span></text:p>
      <text:p text:style-name="Standard"><text:span text:style-name="T3"/></text:p>
      <text:h text:style-name="P21" text:outline-level="3"><text:span text:style-name="Teletype"><text:span text:style-name="T2">Example Usage</text:span></text:span></text:h>
      <text:p text:style-name="P1"><text:span text:style-name="Teletype"><text:span text:style-name="T1"/></text:span></text:p>
      <text:h text:style-name="P20" text:outline-level="3">Changelog</text:h>
      <text:list xml:id="list37141856" text:style-name="L1">
        <text:list-item>
          <text:list>
            <text:list-item>
              <text:p text:style-name="P8"><text:span text:style-name="T3">2011-10-05 – Michael BAUDIN &lt;michael.baudin</text:span><text:a xlink:type="simple" xlink:href="mailto:bruno.jofret@scilab.org"><text:span text:style-name="T3">@</text:span></text:a><text:span text:style-name="T3">scilab.org&gt;</text:span></text:p>
              <text:list>
                <text:list-item>
                  <text:list>
                    <text:list-header>
                      <text:p text:style-name="P14"/>
                    </text:list-header>
                  </text:list>
                </text:list-item>
              </text:list>
            </text:list-item>
          </text:list>
        </text:list-item>
      </text:list>
      <text:h text:style-name="P20" text:outline-level="3">Copyright</text:h>
      <text:p text:style-name="P4"><text:tab/>Copyright Michael BAUDIN - DIGITEO -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Lucida Grande', sans-serif"/>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Courier New" fo:font-size="10pt" style:font-name-asian="Courier New" style:font-size-asian="10pt" style:font-name-complex="Courier New"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ierre MARECHAL</meta:initial-creator>
    <meta:creation-date>2008-07-09T13:39:08</meta:creation-date>
    <dc:date>2011-10-05T17:32:00.14</dc:date>
    <meta:editing-cycles>21</meta:editing-cycles>
    <meta:editing-duration>PT2H28M52S</meta:editing-duration>
    <meta:document-statistic meta:table-count="0" meta:image-count="0" meta:object-count="0" meta:page-count="4" meta:paragraph-count="77" meta:word-count="784" meta:character-count="5251"/>
    <meta:user-defined meta:name="Info 1"/>
    <meta:user-defined meta:name="Info 2"/>
    <meta:user-defined meta:name="Info 3"/>
    <meta:user-defined meta:name="Info 4"/>
  </office:meta>
</office:document-meta>
</file>